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02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00ff00"/>
    </style:style>
    <style:style style:name="ce5" style:family="table-cell" style:parent-style-name="Default">
      <style:table-cell-properties fo:background-color="#ff0000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column table:style-name="co1" table:number-columns-repeated="13" table:default-cell-style-name="Default"/>
        <table:table-row table:style-name="ro1">
          <table:table-cell table:style-name="Default"/>
          <table:table-cell table:style-name="ce2" table:number-columns-repeated="3"/>
          <table:table-cell table:style-name="ce3" office:value-type="string" table:number-columns-spanned="4" table:number-rows-spanned="1">
            <text:p>Source</text:p>
          </table:table-cell>
          <table:covered-table-cell table:number-columns-repeated="3" table:style-name="ce2"/>
          <table:table-cell table:style-name="ce2" table:number-columns-repeated="3"/>
          <table:table-cell table:style-name="ce8" office:value-type="string" table:number-columns-spanned="2" table:number-rows-spanned="1">
            <text:p>Train size</text:p>
          </table:table-cell>
          <table:covered-table-cell table:style-name="ce8"/>
          <table:table-cell table:style-name="ce8" office:value-type="string" table:number-columns-spanned="2" table:number-rows-spanned="1">
            <text:p>Test size</text:p>
          </table:table-cell>
          <table:covered-table-cell table:style-name="ce8"/>
          <table:table-cell/>
        </table:table-row>
        <table:table-row table:style-name="ro1">
          <table:table-cell table:style-name="Default"/>
          <table:table-cell table:style-name="ce2" office:value-type="string">
            <text:p>Code</text:p>
          </table:table-cell>
          <table:table-cell table:style-name="ce2" office:value-type="string">
            <text:p>Language</text:p>
          </table:table-cell>
          <table:table-cell table:style-name="ce2" office:value-type="string">
            <text:p>Who</text:p>
          </table:table-cell>
          <table:table-cell table:style-name="ce2" office:value-type="string">
            <text:p>CoNLL2006</text:p>
          </table:table-cell>
          <table:table-cell table:style-name="ce2" office:value-type="string">
            <text:p>CoNLL2007</text:p>
          </table:table-cell>
          <table:table-cell table:style-name="ce2" office:value-type="string">
            <text:p>CoNLL2009</text:p>
          </table:table-cell>
          <table:table-cell table:style-name="ce2" office:value-type="string">
            <text:p>Other</text:p>
          </table:table-cell>
          <table:table-cell table:style-name="ce2" office:value-type="string">
            <text:p>Interset</text:p>
          </table:table-cell>
          <table:table-cell table:style-name="ce2" office:value-type="string">
            <text:p>License</text:p>
          </table:table-cell>
          <table:table-cell table:style-name="ce2" office:value-type="string">
            <text:p>Notes</text:p>
          </table:table-cell>
          <table:table-cell table:style-name="ce2" office:value-type="string">
            <text:p>Sentences</text:p>
          </table:table-cell>
          <table:table-cell table:style-name="ce2" office:value-type="string">
            <text:p>Tokens</text:p>
          </table:table-cell>
          <table:table-cell table:style-name="ce2" office:value-type="string">
            <text:p>Sentences</text:p>
          </table:table-cell>
          <table:table-cell table:style-name="ce2" office:value-type="string">
            <text:p>Tokens</text:p>
          </table:table-cell>
          <table:table-cell table:style-name="ce2" office:value-type="string">
            <text:p>Average sentence lengt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r</text:p>
          </table:table-cell>
          <table:table-cell office:value-type="string">
            <text:p>Arabic</text:p>
          </table:table-cell>
          <table:table-cell office:value-type="string">
            <text:p>Dan</text:p>
          </table:table-cell>
          <table:table-cell office:value-type="string">
            <text:p>YES</text:p>
          </table:table-cell>
          <table:table-cell table:style-name="ce4"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OK: ours</text:p>
          </table:table-cell>
          <table:table-cell office:value-type="string">
            <text:p>I would pick 2007 and ignore 2006. The texts should overlap but the 2007 version should be corrected and improved (at least morphology).</text:p>
          </table:table-cell>
          <table:table-cell office:value-type="float" office:value="2912">
            <text:p>2912</text:p>
          </table:table-cell>
          <table:table-cell office:value-type="float" office:value="111669">
            <text:p>111669</text:p>
          </table:table-cell>
          <table:table-cell office:value-type="float" office:value="131">
            <text:p>131</text:p>
          </table:table-cell>
          <table:table-cell office:value-type="float" office:value="5124">
            <text:p>5124</text:p>
          </table:table-cell>
          <table:table-cell table:formula="of:=([.M3]+[.O3])/([.L3]+[.N3])" office:value-type="float" office:value="38.3808741373644">
            <text:p>38,380874137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g</text:p>
          </table:table-cell>
          <table:table-cell office:value-type="string">
            <text:p>Bulgarian</text:p>
          </table:table-cell>
          <table:table-cell office:value-type="string">
            <text:p>Dan</text:p>
          </table:table-cell>
          <table:table-cell office:value-type="string">
            <text:p>YES</text:p>
          </table:table-cell>
          <table:table-cell table:number-columns-repeated="3"/>
          <table:table-cell office:value-type="string">
            <text:p>YES</text:p>
          </table:table-cell>
          <table:table-cell office:value-type="string">
            <text:p>OK: research only, cite article, do not distribute, signed by Dan/UMD</text:p>
          </table:table-cell>
          <table:table-cell table:number-columns-repeated="6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bn</text:p>
          </table:table-cell>
          <table:table-cell office:value-type="string">
            <text:p>Bengali</text:p>
          </table:table-cell>
          <table:table-cell office:value-type="string">
            <text:p>Loganathan</text:p>
          </table:table-cell>
          <table:table-cell table:number-columns-repeated="3"/>
          <table:table-cell office:value-type="string">
            <text:p>ICON 2009-2010</text:p>
          </table:table-cell>
          <table:table-cell/>
          <table:table-cell office:value-type="string">
            <text:p>OK: non-profit research, do not distribute</text:p>
          </table:table-cell>
          <table:table-cell table:number-columns-repeated="6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a</text:p>
          </table:table-cell>
          <table:table-cell office:value-type="string">
            <text:p>Catalan</text:p>
          </table:table-cell>
          <table:table-cell office:value-type="string">
            <text:p>Nathan</text:p>
          </table:table-cell>
          <table:table-cell/>
          <table:table-cell table:number-columns-repeated="2" office:value-type="string">
            <text:p>YES</text:p>
          </table:table-cell>
          <table:table-cell table:number-columns-repeated="2"/>
          <table:table-cell office:value-type="string">
            <text:p>OK: research only, cite article, do not distribute</text:p>
          </table:table-cell>
          <table:table-cell table:number-columns-repeated="6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cs</text:p>
          </table:table-cell>
          <table:table-cell office:value-type="string">
            <text:p>Czech</text:p>
          </table:table-cell>
          <table:table-cell office:value-type="string">
            <text:p>Dan</text:p>
          </table:table-cell>
          <table:table-cell table:number-columns-repeated="3" office:value-type="string">
            <text:p>YES</text:p>
          </table:table-cell>
          <table:table-cell/>
          <table:table-cell office:value-type="string">
            <text:p>YES</text:p>
          </table:table-cell>
          <table:table-cell office:value-type="string">
            <text:p>OK: ours</text:p>
          </table:table-cell>
          <table:table-cell table:number-columns-repeated="6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da</text:p>
          </table:table-cell>
          <table:table-cell office:value-type="string">
            <text:p>Danish</text:p>
          </table:table-cell>
          <table:table-cell office:value-type="string">
            <text:p>Dan</text:p>
          </table:table-cell>
          <table:table-cell office:value-type="string">
            <text:p>YES</text:p>
          </table:table-cell>
          <table:table-cell table:number-columns-repeated="3"/>
          <table:table-cell office:value-type="string">
            <text:p>YES</text:p>
          </table:table-cell>
          <table:table-cell office:value-type="string">
            <text:p>OK: GPL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de</text:p>
          </table:table-cell>
          <table:table-cell office:value-type="string">
            <text:p>German</text:p>
          </table:table-cell>
          <table:table-cell office:value-type="string">
            <text:p>Dan</text:p>
          </table:table-cell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office:value-type="string">
            <text:p>OK: non-profit research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el</text:p>
          </table:table-cell>
          <table:table-cell office:value-type="string">
            <text:p>Modern Greek</text:p>
          </table:table-cell>
          <table:table-cell office:value-type="string">
            <text:p>Loganathan</text:p>
          </table:table-cell>
          <table:table-cell/>
          <table:table-cell office:value-type="string">
            <text:p>YES</text:p>
          </table:table-cell>
          <table:table-cell table:number-columns-repeated="3"/>
          <table:table-cell table:style-name="ce5" office:value-type="string">
            <text:p>expired (shared task only)</text:p>
          </table:table-cell>
          <table:table-cell office:value-type="string">
            <text:p>In spring 2010 all shared task data sets from 2006 and 2007 were being prepared for new publication at LDC. Unfortunately they have not been published yet.</text:p>
          </table:table-cell>
          <table:table-cell table:number-columns-repeated="5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en</text:p>
          </table:table-cell>
          <table:table-cell office:value-type="string">
            <text:p>English</text:p>
          </table:table-cell>
          <table:table-cell office:value-type="string">
            <text:p>Nathan</text:p>
          </table:table-cell>
          <table:table-cell/>
          <table:table-cell table:number-columns-repeated="2" office:value-type="string">
            <text:p>YES</text:p>
          </table:table-cell>
          <table:table-cell/>
          <table:table-cell office:value-type="string">
            <text:p>YES</text:p>
          </table:table-cell>
          <table:table-cell office:value-type="string">
            <text:p>OK: LDC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es</text:p>
          </table:table-cell>
          <table:table-cell office:value-type="string">
            <text:p>Spanish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office:value-type="string">
            <text:p>2009 OK: research only, cite article, do not distribute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eu</text:p>
          </table:table-cell>
          <table:table-cell office:value-type="string">
            <text:p>Basque</text:p>
          </table:table-cell>
          <table:table-cell office:value-type="string">
            <text:p>Nathan</text:p>
          </table:table-cell>
          <table:table-cell/>
          <table:table-cell office:value-type="string">
            <text:p>YES</text:p>
          </table:table-cell>
          <table:table-cell table:number-columns-repeated="3"/>
          <table:table-cell table:style-name="ce5" office:value-type="string">
            <text:p>expired (shared task only)</text:p>
          </table:table-cell>
          <table:table-cell office:value-type="string">
            <text:p>In spring 2010 all shared task data sets from 2006 and 2007 were being prepared for new publication at LDC. Unfortunately they have not been published yet.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grc</text:p>
          </table:table-cell>
          <table:table-cell office:value-type="string">
            <text:p>Ancient Greek</text:p>
          </table:table-cell>
          <table:table-cell office:value-type="string">
            <text:p>Loganathan</text:p>
          </table:table-cell>
          <table:table-cell table:number-columns-repeated="3"/>
          <table:table-cell office:value-type="string">
            <text:p>http://nlp.perseus.tufts.edu/syntax/treebank/greek.html</text:p>
          </table:table-cell>
          <table:table-cell/>
          <table:table-cell office:value-type="string">
            <text:p>OK: Creative Commons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hi</text:p>
          </table:table-cell>
          <table:table-cell office:value-type="string">
            <text:p>Hindi</text:p>
          </table:table-cell>
          <table:table-cell office:value-type="string">
            <text:p>Dan</text:p>
          </table:table-cell>
          <table:table-cell table:number-columns-repeated="3"/>
          <table:table-cell office:value-type="string">
            <text:p>ICON 2009-2010</text:p>
          </table:table-cell>
          <table:table-cell/>
          <table:table-cell office:value-type="string">
            <text:p>OK: non-profit research, do not distribute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hu</text:p>
          </table:table-cell>
          <table:table-cell office:value-type="string">
            <text:p>Hungarian</text:p>
          </table:table-cell>
          <table:table-cell office:value-type="string">
            <text:p>Nathan</text:p>
          </table:table-cell>
          <table:table-cell/>
          <table:table-cell office:value-type="string">
            <text:p>YES</text:p>
          </table:table-cell>
          <table:table-cell table:number-columns-repeated="3"/>
          <table:table-cell office:value-type="string">
            <text:p>OK: non-profit research and education, cite article, do not distribute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it</text:p>
          </table:table-cell>
          <table:table-cell office:value-type="string">
            <text:p>Italian</text:p>
          </table:table-cell>
          <table:table-cell office:value-type="string">
            <text:p>Loganathan</text:p>
          </table:table-cell>
          <table:table-cell/>
          <table:table-cell office:value-type="string">
            <text:p>YES</text:p>
          </table:table-cell>
          <table:table-cell table:number-columns-repeated="3"/>
          <table:table-cell office:value-type="string">
            <text:p>OK: research only, cite article, do not distribute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ja</text:p>
          </table:table-cell>
          <table:table-cell office:value-type="string">
            <text:p>Japanese</text:p>
          </table:table-cell>
          <table:table-cell office:value-type="string">
            <text:p>Loganathan</text:p>
          </table:table-cell>
          <table:table-cell office:value-type="string">
            <text:p>YES: Verbmobil</text:p>
          </table:table-cell>
          <table:table-cell/>
          <table:table-cell table:style-name="ce5" office:value-type="string">
            <text:p>(YES: NIST)</text:p>
          </table:table-cell>
          <table:table-cell table:number-columns-repeated="2"/>
          <table:table-cell office:value-type="string">
            <text:p>OK: non-profit research, cite article, do not distribute, signed by Dan/UMD after the shared task (i.e. not limited to shared task)</text:p>
          </table:table-cell>
          <table:table-cell table:style-name="ce5" office:value-type="string">
            <text:p>2009 data is different and its license expired (shared task only)</text:p>
          </table:table-cell>
          <table:table-cell table:number-columns-repeated="5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la</text:p>
          </table:table-cell>
          <table:table-cell office:value-type="string">
            <text:p>Latin</text:p>
          </table:table-cell>
          <table:table-cell office:value-type="string">
            <text:p>Nathan</text:p>
          </table:table-cell>
          <table:table-cell table:number-columns-repeated="3"/>
          <table:table-cell office:value-type="string">
            <text:p>http://nlp.perseus.tufts.edu/syntax/treebank/latin.html</text:p>
          </table:table-cell>
          <table:table-cell/>
          <table:table-cell office:value-type="string">
            <text:p>OK: Creative Commons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nl</text:p>
          </table:table-cell>
          <table:table-cell office:value-type="string">
            <text:p>Dutch</text:p>
          </table:table-cell>
          <table:table-cell office:value-type="string">
            <text:p>Nathan</text:p>
          </table:table-cell>
          <table:table-cell office:value-type="string">
            <text:p>YES</text:p>
          </table:table-cell>
          <table:table-cell table:number-columns-repeated="4"/>
          <table:table-cell office:value-type="string">
            <text:p>OK: GPL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pt</text:p>
          </table:table-cell>
          <table:table-cell office:value-type="string">
            <text:p>Portugese</text:p>
          </table:table-cell>
          <table:table-cell office:value-type="string">
            <text:p>Nathan</text:p>
          </table:table-cell>
          <table:table-cell office:value-type="string">
            <text:p>YES</text:p>
          </table:table-cell>
          <table:table-cell table:number-columns-repeated="3"/>
          <table:table-cell office:value-type="string">
            <text:p>YES</text:p>
          </table:table-cell>
          <table:table-cell office:value-type="string">
            <text:p>OK: freely downloadable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ru</text:p>
          </table:table-cell>
          <table:table-cell office:value-type="string">
            <text:p>Russian</text:p>
          </table:table-cell>
          <table:table-cell office:value-type="string">
            <text:p>Loganathan</text:p>
          </table:table-cell>
          <table:table-cell table:number-columns-repeated="3"/>
          <table:table-cell office:value-type="string">
            <text:p>Syntagrus?</text:p>
          </table:table-cell>
          <table:table-cell table:style-name="ce6"/>
          <table:table-cell office:value-type="string">
            <text:p>Probably OK</text:p>
          </table:table-cell>
          <table:table-cell office:value-type="string">
            <text:p>Dan got in 2006 a copy from Igor Boguslavskij and promised to let him know about interesting outcomes.</text:p>
          </table:table-cell>
          <table:table-cell table:number-columns-repeated="5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sl</text:p>
          </table:table-cell>
          <table:table-cell office:value-type="string">
            <text:p>Slovene</text:p>
          </table:table-cell>
          <table:table-cell office:value-type="string">
            <text:p>Dan</text:p>
          </table:table-cell>
          <table:table-cell office:value-type="string">
            <text:p>YES</text:p>
          </table:table-cell>
          <table:table-cell table:number-columns-repeated="4"/>
          <table:table-cell office:value-type="string">
            <text:p>OK: research only, cite article, do not distribute, inform Tomaž Erjavec about interesting research results, signed by Dan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sv</text:p>
          </table:table-cell>
          <table:table-cell office:value-type="string">
            <text:p>Swedish</text:p>
          </table:table-cell>
          <table:table-cell office:value-type="string">
            <text:p>Dan</text:p>
          </table:table-cell>
          <table:table-cell office:value-type="string">
            <text:p>YES</text:p>
          </table:table-cell>
          <table:table-cell table:number-columns-repeated="3"/>
          <table:table-cell office:value-type="string">
            <text:p>YES</text:p>
          </table:table-cell>
          <table:table-cell office:value-type="string">
            <text:p>OK: research and education, cite article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ta</text:p>
          </table:table-cell>
          <table:table-cell office:value-type="string">
            <text:p>Tamil</text:p>
          </table:table-cell>
          <table:table-cell office:value-type="string">
            <text:p>Loganathan</text:p>
          </table:table-cell>
          <table:table-cell table:number-columns-repeated="3"/>
          <table:table-cell office:value-type="string">
            <text:p>TamilTB</text:p>
          </table:table-cell>
          <table:table-cell/>
          <table:table-cell office:value-type="string">
            <text:p>OK: ours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te</text:p>
          </table:table-cell>
          <table:table-cell office:value-type="string">
            <text:p>Telugu</text:p>
          </table:table-cell>
          <table:table-cell office:value-type="string">
            <text:p>Loganathan</text:p>
          </table:table-cell>
          <table:table-cell table:number-columns-repeated="3"/>
          <table:table-cell office:value-type="string">
            <text:p>ICON 2009-2010</text:p>
          </table:table-cell>
          <table:table-cell/>
          <table:table-cell office:value-type="string">
            <text:p>OK: non-profit research, do not distribute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tr</text:p>
          </table:table-cell>
          <table:table-cell office:value-type="string">
            <text:p>Turkish</text:p>
          </table:table-cell>
          <table:table-cell office:value-type="string">
            <text:p>Nathan</text:p>
          </table:table-cell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OK: research only, cite article, do not distribute</text:p>
          </table:table-cell>
          <table:table-cell table:number-columns-repeated="6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zh</text:p>
          </table:table-cell>
          <table:table-cell office:value-type="string">
            <text:p>Chinese</text:p>
          </table:table-cell>
          <table:table-cell/>
          <table:table-cell table:number-columns-repeated="2" office:value-type="string">
            <text:p>YES: Sinica</text:p>
          </table:table-cell>
          <table:table-cell office:value-type="string">
            <text:p>YES: Penn</text:p>
          </table:table-cell>
          <table:table-cell/>
          <table:table-cell office:value-type="string">
            <text:p>YES</text:p>
          </table:table-cell>
          <table:table-cell table:style-name="ce7" office:value-type="string">
            <text:p>OK: ÚFAL has bought a license, Pavel Straňák was the negotiating person</text:p>
          </table:table-cell>
          <table:table-cell office:value-type="string">
            <text:p>CoNLL 2006 and 2007 is from Sinica Treebank (Taiwan). CoNLL 2009 is from converted Penn Chinese Treebank (mainland texts, Penn annotation). This part has LDC license: OK</text:p>
          </table:table-cell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28">28.06.2011</text:date>, <text:time>13:44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Zdenek Zabokrtsky</meta:initial-creator>
    <meta:creation-date>2011-06-27T11:53:16</meta:creation-date>
    <dc:date>2011-06-28T13:44:08.32</dc:date>
    <dc:creator>Daniel Zeman</dc:creator>
    <meta:editing-duration>PT2H8M31S</meta:editing-duration>
    <meta:editing-cycles>12</meta:editing-cycles>
    <meta:generator>OpenOffice.org/3.3$Win32 OpenOffice.org_project/330m20$Build-9567</meta:generator>
    <meta:document-statistic meta:table-count="1" meta:cell-count="203" meta:object-count="0"/>
  </office:meta>
</office:document-meta>
</file>